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language="en" fo:country="US"/>
    </style:style>
    <style:style style:name="P2" style:family="paragraph" style:parent-style-name="Normal">
      <style:paragraph-properties fo:text-align="center" style:justify-single-word="false"/>
      <style:text-properties style:font-name="Times New Roman" fo:language="en" fo:country="US" officeooo:rsid="00487b66" officeooo:paragraph-rsid="00487b66"/>
    </style:style>
    <style:style style:name="P3" style:family="paragraph" style:parent-style-name="Normal">
      <style:paragraph-properties fo:hyphenation-ladder-count="no-limit" fo:break-before="page"/>
      <style:text-properties style:font-name="Times New Roman" fo:language="en" fo:country="US" fo:hyphenate="true" fo:hyphenation-remain-char-count="2" fo:hyphenation-push-char-count="2"/>
    </style:style>
    <style:style style:name="P4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Times New Roman" fo:language="en" fo:country="US"/>
    </style:style>
    <style:style style:name="P5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language="en" fo:country="US" officeooo:rsid="00487b66" officeooo:paragraph-rsid="00487b66"/>
    </style:style>
    <style:style style:name="P6" style:family="paragraph" style:parent-style-name="List_20_Paragraph" style:list-style-name="L1">
      <style:text-properties style:font-name="Times New Roman" fo:font-size="16pt" fo:language="en" fo:country="US" style:font-size-asian="16pt" style:font-size-complex="16pt"/>
    </style:style>
    <style:style style:name="P7" style:family="paragraph" style:parent-style-name="List_20_Paragraph">
      <style:text-properties style:font-name="Times New Roman" fo:font-size="16pt" fo:language="en" fo:country="US" officeooo:rsid="00691160" officeooo:paragraph-rsid="005cd2bc" style:font-size-asian="16pt" style:font-size-complex="16pt"/>
    </style:style>
    <style:style style:name="P8" style:family="paragraph" style:parent-style-name="List_20_Paragraph" style:list-style-name="L1">
      <style:text-properties style:font-name="Times New Roman" fo:font-size="16pt" fo:language="en" fo:country="US" officeooo:rsid="006aa4a8" officeooo:paragraph-rsid="006aa4a8" style:font-size-asian="16pt" style:font-size-complex="16pt"/>
    </style:style>
    <style:style style:name="P9" style:family="paragraph" style:parent-style-name="List_20_Paragraph">
      <style:text-properties style:font-name="Times New Roman" fo:font-size="16pt" fo:language="en" fo:country="US" officeooo:rsid="006aa4a8" officeooo:paragraph-rsid="006aa4a8" style:font-size-asian="16pt" style:font-size-complex="16pt"/>
    </style:style>
    <style:style style:name="P10" style:family="paragraph" style:parent-style-name="List_20_Paragraph">
      <style:text-properties style:font-name="Times New Roman" fo:font-size="16pt" fo:language="en" fo:country="US" officeooo:rsid="00708714" officeooo:paragraph-rsid="00708714" style:font-size-asian="16pt" style:font-size-complex="16pt"/>
    </style:style>
    <style:style style:name="P11" style:family="paragraph" style:parent-style-name="List_20_Paragraph">
      <style:text-properties style:font-name="Times New Roman" fo:font-size="12pt" fo:language="en" fo:country="US" officeooo:rsid="006c5c26" officeooo:paragraph-rsid="006c5c26" style:font-size-asian="10.5pt" style:font-size-complex="12pt"/>
    </style:style>
    <style:style style:name="P12" style:family="paragraph" style:parent-style-name="List_20_Paragraph" style:list-style-name="L2">
      <style:text-properties officeooo:paragraph-rsid="004b79f3"/>
    </style:style>
    <style:style style:name="P13" style:family="paragraph" style:parent-style-name="List_20_Paragraph" style:list-style-name="L2">
      <style:text-properties officeooo:paragraph-rsid="004e6bc4"/>
    </style:style>
    <style:style style:name="P14" style:family="paragraph" style:parent-style-name="List_20_Paragraph">
      <style:text-properties officeooo:rsid="00129328" officeooo:paragraph-rsid="00129328"/>
    </style:style>
    <style:style style:name="P15" style:family="paragraph" style:parent-style-name="List_20_Paragraph">
      <style:text-properties officeooo:rsid="005482b1" officeooo:paragraph-rsid="005482b1"/>
    </style:style>
    <style:style style:name="P16" style:family="paragraph" style:parent-style-name="List_20_Paragraph">
      <style:text-properties officeooo:rsid="0054df43" officeooo:paragraph-rsid="0054df43"/>
    </style:style>
    <style:style style:name="P17" style:family="paragraph" style:parent-style-name="List_20_Paragraph">
      <style:text-properties officeooo:rsid="00593c68" officeooo:paragraph-rsid="00593c68"/>
    </style:style>
    <style:style style:name="P18" style:family="paragraph" style:parent-style-name="List_20_Paragraph">
      <style:text-properties officeooo:rsid="005a706c" officeooo:paragraph-rsid="005a706c"/>
    </style:style>
    <style:style style:name="P19" style:family="paragraph" style:parent-style-name="List_20_Paragraph">
      <style:text-properties officeooo:rsid="005b0f03" officeooo:paragraph-rsid="005b0f03"/>
    </style:style>
    <style:style style:name="P20" style:family="paragraph" style:parent-style-name="List_20_Paragraph">
      <style:text-properties officeooo:rsid="005cd2bc" officeooo:paragraph-rsid="005cd2bc"/>
    </style:style>
    <style:style style:name="P21" style:family="paragraph" style:parent-style-name="List_20_Paragraph">
      <style:text-properties officeooo:rsid="005ebcb4" officeooo:paragraph-rsid="005ebcb4"/>
    </style:style>
    <style:style style:name="P22" style:family="paragraph" style:parent-style-name="List_20_Paragraph">
      <style:paragraph-properties fo:break-before="page"/>
      <style:text-properties officeooo:rsid="00593c68" officeooo:paragraph-rsid="00593c68"/>
    </style:style>
    <style:style style:name="P23" style:family="paragraph" style:parent-style-name="List_20_Paragraph">
      <style:paragraph-properties fo:break-before="page"/>
      <style:text-properties officeooo:rsid="005cd2bc" officeooo:paragraph-rsid="005cd2bc"/>
    </style:style>
    <style:style style:name="P24" style:family="paragraph" style:parent-style-name="List_20_Paragraph">
      <style:paragraph-properties fo:break-before="page"/>
      <style:text-properties style:font-name="Times New Roman" fo:font-size="16pt" fo:language="en" fo:country="US" officeooo:rsid="00691160" officeooo:paragraph-rsid="005cd2bc" style:font-size-asian="16pt" style:font-size-complex="16pt"/>
    </style:style>
    <style:style style:name="P25" style:family="paragraph" style:parent-style-name="List_20_Paragraph">
      <style:paragraph-properties fo:break-before="page"/>
      <style:text-properties style:font-name="Times New Roman" fo:font-size="12pt" fo:language="en" fo:country="US" officeooo:rsid="006c5c26" officeooo:paragraph-rsid="006c5c26" style:font-size-asian="10.5pt" style:font-size-complex="12pt"/>
    </style:style>
    <style:style style:name="P26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Times New Roman" fo:language="en" fo:country="US"/>
    </style:style>
    <style:style style:name="P27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Times New Roman" fo:language="en" fo:country="US" officeooo:rsid="005fad6b" officeooo:paragraph-rsid="005fad6b"/>
    </style:style>
    <style:style style:name="T1" style:family="text">
      <style:text-properties style:text-position="0% 100%" style:font-name="Times New Roman" fo:font-size="16pt" fo:language="en" fo:country="US" officeooo:rsid="004b79f3" style:font-size-asian="16pt" style:font-size-complex="16pt"/>
    </style:style>
    <style:style style:name="T2" style:family="text">
      <style:text-properties style:text-position="0% 100%" style:font-name="Times New Roman" fo:font-size="16pt" fo:language="en" fo:country="US" officeooo:rsid="004e6bc4" style:font-size-asian="16pt" style:font-size-complex="16pt"/>
    </style:style>
    <style:style style:name="T3" style:family="text">
      <style:text-properties style:text-position="0% 100%" style:font-name="Times New Roman" fo:font-size="16pt" fo:language="en" fo:country="US" officeooo:rsid="004e806d" style:font-size-asian="16pt" style:font-size-complex="16pt"/>
    </style:style>
    <style:style style:name="T4" style:family="text">
      <style:text-properties officeooo:rsid="0048bc74"/>
    </style:style>
    <style:style style:name="T5" style:family="text">
      <style:text-properties officeooo:rsid="0049ad86"/>
    </style:style>
    <style:style style:name="T6" style:family="text">
      <style:text-properties officeooo:rsid="004b0349"/>
    </style:style>
    <style:style style:name="T7" style:family="text">
      <style:text-properties officeooo:rsid="005482b1"/>
    </style:style>
    <style:style style:name="T8" style:family="text">
      <style:text-properties officeooo:rsid="0054df43"/>
    </style:style>
    <style:style style:name="T9" style:family="text">
      <style:text-properties officeooo:rsid="00555eb8"/>
    </style:style>
    <style:style style:name="T10" style:family="text">
      <style:text-properties officeooo:rsid="005b0f03"/>
    </style:style>
    <style:style style:name="T11" style:family="text">
      <style:text-properties officeooo:rsid="005d8131"/>
    </style:style>
    <style:style style:name="T12" style:family="text">
      <style:text-properties officeooo:rsid="00616482"/>
    </style:style>
    <style:style style:name="T13" style:family="text">
      <style:text-properties officeooo:rsid="00631143"/>
    </style:style>
    <style:style style:name="T14" style:family="text">
      <style:text-properties officeooo:rsid="0064e9f7"/>
    </style:style>
    <style:style style:name="T15" style:family="text">
      <style:text-properties officeooo:rsid="0066372f"/>
    </style:style>
    <style:style style:name="T16" style:family="text">
      <style:text-properties officeooo:rsid="006aa4a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goritmul lui Kruskal</text:p>
      <text:p text:style-name="P2">Arbore partial de <text:span text:style-name="T4">valoare </text:span>minim<text:span text:style-name="T4">a</text:span></text:p>
      <text:p text:style-name="P1"/>
      <text:p text:style-name="P1"/>
      <text:p text:style-name="P1"/>
      <text:list xml:id="list1700903879" text:style-name="L1">
        <text:list-item>
          <text:p text:style-name="P6">Formularea problemei:</text:p>
        </text:list-item>
      </text:list>
      <text:p text:style-name="P4">Sa se construiasca un algoritm care sa determine <text:span text:style-name="T5">arborele partial de valoare minima a </text:span>grafului G=(X, U), unde X este multimea varfurilor si U este multimea arcelor. <text:span text:style-name="T6">Pentru rezolvarea problemei, trebuie folosit algoritmul lui Kruskal.</text:span></text:p>
      <text:p text:style-name="P27">Ca date de intrare va fi o lista de muchii in ordine descrescatoare.</text:p>
      <text:p text:style-name="P4"/>
      <text:p text:style-name="P4"/>
      <text:p text:style-name="P4"/>
      <text:p text:style-name="P4"/>
      <text:p text:style-name="P4"/>
      <text:list xml:id="list185020918472625" text:continue-numbering="true" text:style-name="L1">
        <text:list-item>
          <text:p text:style-name="P6">Top-Down method:</text:p>
        </text:list-item>
      </text:list>
      <text:list xml:id="list3258492146" text:style-name="L2">
        <text:list-item>
          <text:list>
            <text:list-item>
              <text:p text:style-name="P12"><text:span text:style-name="Default_20_Paragraph_20_Font"><text:span text:style-name="T1">se sterg buclele</text:span></text:span></text:p>
            </text:list-item>
            <text:list-item>
              <text:p text:style-name="P12"><text:span text:style-name="Default_20_Paragraph_20_Font"><text:span text:style-name="T1">se sterg muchiile paralele</text:span></text:span></text:p>
            </text:list-item>
            <text:list-item>
              <text:p text:style-name="P13"><text:span text:style-name="Default_20_Paragraph_20_Font"><text:span text:style-name="T2">se initializeaza lista de parinti si ranguri</text:span></text:span></text:p>
            </text:list-item>
            <text:list-item>
              <text:p text:style-name="P13"><text:span text:style-name="Default_20_Paragraph_20_Font"><text:span text:style-name="T2">se parcurge lista de muchii de la cea mai mica la cea mai mare iar daca muchia nu va forma un ciclu, ea este adaugata </text:span></text:span><text:span text:style-name="Default_20_Paragraph_20_Font"><text:span text:style-name="T3">si se actualizeaza lista de parinti si ranguri</text:span></text:span></text:p>
              <text:list>
                <text:list-item>
                  <text:p text:style-name="P13"><text:span text:style-name="Default_20_Paragraph_20_Font"><text:span text:style-name="T2">pentru verificarea existentei unui ciclu se </text:span></text:span><text:span text:style-name="Default_20_Paragraph_20_Font"><text:span text:style-name="T3">verifica daca varfurile muchiei nu au acelasi parinte, daca nu au acelasi parinte, parintele cu rangul cel mai mare va deveni parintele ambelor varfuri</text:span></text:span></text:p>
                </text:list-item>
              </text:list>
            </text:list-item>
          </text:list>
        </text:list-item>
      </text:list>
      <text:p text:style-name="P3"/>
      <text:list xml:id="list185021071521963" text:continue-list="list185020918472625" text:style-name="L1">
        <text:list-item>
          <text:p text:style-name="P6">Pseudocod:</text:p>
        </text:list-item>
      </text:list>
      <text:p text:style-name="P14">functie <text:span text:style-name="T7">elimina_bucle</text:span>(<text:span text:style-name="T7">lista_de_muchii</text:span>) <text:span text:style-name="T7">{</text:span></text:p>
      <text:p text:style-name="P15"><text:tab/>pentru muchie in lista_de_muchii executa</text:p>
      <text:p text:style-name="P15"><text:tab/><text:tab/>elimina muchia de forma (x,x)</text:p>
      <text:p text:style-name="P15">}</text:p>
      <text:p text:style-name="P15"/>
      <text:p text:style-name="P15">functie muchii_egale(muchie1, muchie2) {</text:p>
      <text:p text:style-name="P15"><text:tab/>daca muchia1 = muchia2 atunci</text:p>
      <text:p text:style-name="P15"><text:tab/><text:tab/>returneaza adevarat</text:p>
      <text:p text:style-name="P15"><text:tab/>returneaza fals</text:p>
      <text:p text:style-name="P15">}</text:p>
      <text:p text:style-name="P15"/>
      <text:p text:style-name="P15">functie muchia_mai_grea(muchia1, muchia2) {</text:p>
      <text:p text:style-name="P15"><text:tab/>daca costul muchia1 &gt; costul muchia2 atunci</text:p>
      <text:p text:style-name="P15"><text:tab/><text:tab/>returneaza muchia1</text:p>
      <text:p text:style-name="P15"><text:tab/>returneaza <text:span text:style-name="T8">muchia2</text:span></text:p>
      <text:p text:style-name="P16">}</text:p>
      <text:p text:style-name="P16"/>
      <text:p text:style-name="P16">functie elimina_muchiile_paralele(lista_de_muchii) {</text:p>
      <text:p text:style-name="P16"><text:tab/>pentru muchie(i) in lista_de_muchii executa</text:p>
      <text:p text:style-name="P16"><text:tab/><text:tab/>pentru muchia_urmatoare(i+1) in lista_de_muchii executa</text:p>
      <text:p text:style-name="P16"><text:tab/><text:tab/><text:tab/>daca muchii_egale(muchie,muchia_urmatoare) atunci</text:p>
      <text:p text:style-name="P16"><text:tab/><text:tab/><text:tab/><text:tab/><text:span text:style-name="T9">sterge_muchia(muchia_mai_grea(muchie, <text:tab/><text:tab/><text:tab/><text:tab/><text:tab/>muchia_urmatoare</text:span> <text:span text:style-name="T9">))</text:span></text:p>
      <text:p text:style-name="P16">}</text:p>
      <text:p text:style-name="P16"/>
      <text:p text:style-name="P22">functie gaseste(varf, lista_de_parinti) {</text:p>
      <text:p text:style-name="P17"><text:tab/>daca parintele != varf atunci</text:p>
      <text:p text:style-name="P17"><text:tab/><text:tab/>parintele ← gaseste(parintele, lista_de_parinti)</text:p>
      <text:p text:style-name="P17"><text:tab/>returneaza parintele</text:p>
      <text:p text:style-name="P17">}</text:p>
      <text:p text:style-name="P17"/>
      <text:p text:style-name="P17">functie uniune(varf1, varf2, lista_de_parinti, lista_de_ranguri) {</text:p>
      <text:p text:style-name="P17"><text:tab/>parinte1 ← <text:s/>gaseste(varf1)</text:p>
      <text:p text:style-name="P17"><text:tab/>parinte2 ← <text:s/>gaseste(varf2)</text:p>
      <text:p text:style-name="P17"><text:tab/>daca (parinte1 != parinte2) atunci</text:p>
      <text:p text:style-name="P17"><text:tab/><text:tab/>daca rangul parinte1 &gt; rangul parinte2 atunci</text:p>
      <text:p text:style-name="P17"><text:tab/><text:tab/><text:tab/>parintele parintelui2 ← parinte1</text:p>
      <text:p text:style-name="P17"><text:tab/><text:tab/>altfel</text:p>
      <text:p text:style-name="P17"><text:tab/><text:tab/><text:tab/>parintele parintelui1 ← parinte2</text:p>
      <text:p text:style-name="P17"><text:tab/><text:tab/>daca rangul parinte1 = rangul parinte2 atunci</text:p>
      <text:p text:style-name="P17"><text:tab/><text:tab/><text:tab/>rangul parinte2 = rangul parinte2 + 1</text:p>
      <text:p text:style-name="P18">}</text:p>
      <text:p text:style-name="P18"/>
      <text:p text:style-name="P18">functie numar_varfuri(lista_de_muchii) {</text:p>
      <text:p text:style-name="P18"><text:tab/>nr_varf ← 0</text:p>
      <text:p text:style-name="P18"><text:tab/>pentru muchie in lista_de_muchii executa</text:p>
      <text:p text:style-name="P18"><text:tab/><text:tab/>daca capat muchie &gt; nr_varf atunci</text:p>
      <text:p text:style-name="P18"><text:tab/><text:tab/><text:tab/>nr_varf ← <text:s/>capat muchie</text:p>
      <text:p text:style-name="P18"><text:tab/><text:tab/>daca celalalt capat al muchiei &gt; nr_varf atunci</text:p>
      <text:p text:style-name="P18"><text:tab/><text:tab/><text:tab/>nr_varf ← <text:s/>celalalt capat muchie</text:p>
      <text:p text:style-name="P18"><text:tab/><text:span text:style-name="T10">returneaza nr_varf</text:span></text:p>
      <text:p text:style-name="P19">}</text:p>
      <text:p text:style-name="P23">functie algoritmul_lui_kruskal(lista_de_muchii_parametru) {</text:p>
      <text:p text:style-name="P20"><text:tab/>arbore ← []</text:p>
      <text:p text:style-name="P20"><text:tab/>varfuri ← numar_varfuri(lista_de_muchii_parametru)</text:p>
      <text:p text:style-name="P20"><text:tab/><text:span text:style-name="T11">lista_de_muchii ← copiaza lista_de_muchii_parametru</text:span></text:p>
      <text:p text:style-name="P20"><text:tab/><text:span text:style-name="T11">elimina_bucle(lista_de_muchii)</text:span></text:p>
      <text:p text:style-name="P20"><text:tab/><text:span text:style-name="T11">elimina_muchiile_paralele(lista_de_muchii)</text:span></text:p>
      <text:p text:style-name="P20"><text:tab/></text:p>
      <text:p text:style-name="P21"><text:tab/>lista_de_parinti ← []</text:p>
      <text:p text:style-name="P21"><text:tab/>lista_de_ranguri ← []</text:p>
      <text:p text:style-name="P21"><text:tab/></text:p>
      <text:p text:style-name="P21"><text:tab/>pentru I ← 0..varfuri executa</text:p>
      <text:p text:style-name="P21"><text:tab/><text:tab/>adauga in lista_de_parinti ( I )</text:p>
      <text:p text:style-name="P21"><text:tab/><text:tab/>adauga in lista_de_ranguri ( 0 )</text:p>
      <text:p text:style-name="P21"><text:tab/></text:p>
      <text:p text:style-name="P21"><text:tab/><text:span text:style-name="T12"># varf1 ← primul capat al muchiei</text:span></text:p>
      <text:p text:style-name="P21"><text:tab/><text:span text:style-name="T12"># varf2 ← capatul al doilea al muchiei </text:span></text:p>
      <text:p text:style-name="P21"><text:tab/>pentru muchie in ordine_inversa(lista_de_muchii) executa</text:p>
      <text:p text:style-name="P21"><text:tab/><text:tab/><text:span text:style-name="T12">daca gaseste(varf1, lista_de_parinti) != gaseste(varf2, <text:tab/><text:tab/><text:tab/>lista_de_parinti) atunci</text:span></text:p>
      <text:p text:style-name="P21"><text:tab/><text:tab/><text:tab/><text:span text:style-name="T13">uniune(varf1,varf2, lista_de_parinti, lista_de_ranguri)</text:span></text:p>
      <text:p text:style-name="P21"><text:tab/><text:tab/><text:tab/><text:span text:style-name="T14">adauga in arbore ( muchie )</text:span></text:p>
      <text:p text:style-name="P21"><text:tab/><text:span text:style-name="T15">returneaza arbore</text:span></text:p>
      <text:p text:style-name="P20">}</text:p>
      <text:p text:style-name="P7"/>
      <text:p text:style-name="P24"/>
      <text:list xml:id="list185020682466038" text:continue-numbering="true" text:style-name="L1">
        <text:list-item>
          <text:p text:style-name="P8">Cod sursa (Python 3):</text:p>
        </text:list-item>
      </text:list>
      <text:p text:style-name="P10"># sursa inclusa in arhiva</text:p>
      <text:p text:style-name="P9"/>
      <text:p text:style-name="P11">def copy_edge_list(edge_list_param):</text:p>
      <text:p text:style-name="P11"><text:tab/>"""</text:p>
      <text:p text:style-name="P11"><text:tab/>input: lista de muchii</text:p>
      <text:p text:style-name="P11"><text:tab/>output: copie lista de muchii</text:p>
      <text:p text:style-name="P11"><text:tab/>"""</text:p>
      <text:p text:style-name="P11"><text:tab/>edge_list = [[0 for x in range(3)] for y in range(len(edge_list_param))]</text:p>
      <text:p text:style-name="P11"><text:tab/>for i in range(len(edge_list_param)):</text:p>
      <text:p text:style-name="P11"><text:tab/><text:tab/>for j in range(3):</text:p>
      <text:p text:style-name="P11"><text:tab/><text:tab/><text:tab/>edge_list[i][j] = edge_list_param[i][j]</text:p>
      <text:p text:style-name="P11"><text:tab/>return edge_list</text:p>
      <text:p text:style-name="P11"/>
      <text:p text:style-name="P11">def remove_loops(edge_list):</text:p>
      <text:p text:style-name="P11"><text:tab/>"""</text:p>
      <text:p text:style-name="P11"><text:tab/>input: lista de muchii</text:p>
      <text:p text:style-name="P11"><text:tab/>output: -</text:p>
      <text:p text:style-name="P11"><text:tab/>sterge buclele din lista de muchii</text:p>
      <text:p text:style-name="P11"><text:tab/>"""</text:p>
      <text:p text:style-name="P11"><text:tab/>i = 0</text:p>
      <text:p text:style-name="P11"><text:tab/>while (i &lt; len(edge_list)):</text:p>
      <text:p text:style-name="P11"><text:tab/><text:tab/>edge = edge_list[i]</text:p>
      <text:p text:style-name="P11"><text:tab/><text:tab/>if edge[0] == edge[1]:</text:p>
      <text:p text:style-name="P11"><text:tab/><text:tab/><text:tab/>edge_list.remove(edge)</text:p>
      <text:p text:style-name="P11"><text:tab/><text:tab/><text:tab/>i -= 1</text:p>
      <text:p text:style-name="P11"><text:tab/><text:tab/>i += 1</text:p>
      <text:p text:style-name="P11"><text:soft-page-break/></text:p>
      <text:p text:style-name="P25"/>
      <text:p text:style-name="P11">def equal_edges(edge1, edge2):</text:p>
      <text:p text:style-name="P11"><text:tab/>"""</text:p>
      <text:p text:style-name="P11"><text:tab/>input: 2 muchii</text:p>
      <text:p text:style-name="P11"><text:tab/>output: daca muchiile au aceleasi varfuri</text:p>
      <text:p text:style-name="P11"><text:tab/>"""</text:p>
      <text:p text:style-name="P11"><text:tab/>if (edge1[0] == edge2[0] and edge1[1] == edge2[1]):</text:p>
      <text:p text:style-name="P11"><text:tab/><text:tab/>return True</text:p>
      <text:p text:style-name="P11"><text:tab/>return False</text:p>
      <text:p text:style-name="P11"/>
      <text:p text:style-name="P11">def heavier_edge(edge1, edge2):</text:p>
      <text:p text:style-name="P11"><text:tab/>"""</text:p>
      <text:p text:style-name="P11"><text:tab/>input: 2 muchii</text:p>
      <text:p text:style-name="P11"><text:tab/>output: returneaza cea mai scumpa muchie</text:p>
      <text:p text:style-name="P11"><text:tab/>"""</text:p>
      <text:p text:style-name="P11"><text:tab/>if (edge1[2] &gt; edge2[2]):</text:p>
      <text:p text:style-name="P11"><text:tab/><text:tab/>return edge1</text:p>
      <text:p text:style-name="P11"><text:tab/>return edge2</text:p>
      <text:p text:style-name="P11"/>
      <text:p text:style-name="P25"/>
      <text:p text:style-name="P11">def remove_parallel_edges(edge_list):</text:p>
      <text:p text:style-name="P11"><text:tab/>"""</text:p>
      <text:p text:style-name="P11"><text:tab/>input: lista de muchii</text:p>
      <text:p text:style-name="P11"><text:tab/>output: -</text:p>
      <text:p text:style-name="P11"><text:tab/>sterge muchiile paralele</text:p>
      <text:p text:style-name="P11"><text:tab/>"""</text:p>
      <text:p text:style-name="P11"><text:tab/>i = 0</text:p>
      <text:p text:style-name="P11"><text:tab/>to_remove = []</text:p>
      <text:p text:style-name="P11"><text:tab/>while (i &lt; len(edge_list) - 1):</text:p>
      <text:p text:style-name="P11"><text:tab/><text:tab/>j = i + 1</text:p>
      <text:p text:style-name="P11"><text:tab/><text:tab/>while (j &lt; len(edge_list)):</text:p>
      <text:p text:style-name="P11"><text:tab/><text:tab/><text:tab/>edge1 = edge_list[i]</text:p>
      <text:p text:style-name="P11"><text:tab/><text:tab/><text:tab/>edge2 = edge_list[j]</text:p>
      <text:p text:style-name="P11"><text:tab/><text:tab/><text:tab/>if (equal_edges(edge1, edge2)):</text:p>
      <text:p text:style-name="P11"><text:tab/><text:tab/><text:tab/><text:tab/>to_remove.append(heavier_edge(edge1, edge2))</text:p>
      <text:p text:style-name="P11"><text:tab/><text:tab/><text:tab/>j += 1</text:p>
      <text:p text:style-name="P11"><text:tab/><text:tab/>i += 1</text:p>
      <text:p text:style-name="P11"><text:tab/>for edge in to_remove:</text:p>
      <text:p text:style-name="P11"><text:tab/><text:tab/>edge_list.remove(edge)</text:p>
      <text:p text:style-name="P11"/>
      <text:p text:style-name="P25"/>
      <text:p text:style-name="P11">def find(vertex, parent):</text:p>
      <text:p text:style-name="P11"><text:tab/>"""</text:p>
      <text:p text:style-name="P11"><text:tab/>input: varf, lista de parinti</text:p>
      <text:p text:style-name="P11"><text:tab/>output: parintele varfului</text:p>
      <text:p text:style-name="P11"><text:tab/>cauta parintele varfului in lista de parinti "parent"</text:p>
      <text:p text:style-name="P11"><text:tab/>"""</text:p>
      <text:p text:style-name="P11"><text:tab/>if parent[vertex] != vertex:</text:p>
      <text:p text:style-name="P11"><text:tab/><text:tab/>parent[vertex] = find(parent[vertex], parent)</text:p>
      <text:p text:style-name="P11"><text:tab/>return parent[vertex]</text:p>
      <text:p text:style-name="P11"/>
      <text:p text:style-name="P11">def union(vertex1, vertex2, parent, rank):</text:p>
      <text:p text:style-name="P11"><text:tab/>"""</text:p>
      <text:p text:style-name="P11"><text:tab/>input: varf, varf, lista de parinti, lista de ranguri</text:p>
      <text:p text:style-name="P11"><text:tab/>output: -</text:p>
      <text:p text:style-name="P11"><text:tab/>modifica lista de ranguri si lista de parinti astfel incat sa se evite ciclurile</text:p>
      <text:p text:style-name="P11"><text:tab/>"""</text:p>
      <text:p text:style-name="P11"><text:tab/>root1 = find(vertex1, parent)</text:p>
      <text:p text:style-name="P11"><text:tab/>root2 = find(vertex2, parent)</text:p>
      <text:p text:style-name="P11"><text:tab/>if (root1 != root2):</text:p>
      <text:p text:style-name="P11"><text:tab/><text:tab/>if (rank[root1] &gt; rank[root2]):</text:p>
      <text:p text:style-name="P11"><text:tab/><text:tab/><text:tab/>parent[root2] = root1</text:p>
      <text:p text:style-name="P11"><text:tab/><text:tab/>else:</text:p>
      <text:p text:style-name="P11"><text:tab/><text:tab/><text:tab/>parent[root1] = root2</text:p>
      <text:p text:style-name="P11"><text:tab/><text:tab/>if rank[root1] == rank[root2]:</text:p>
      <text:p text:style-name="P11"><text:tab/><text:tab/><text:tab/>rank[root2] += 1</text:p>
      <text:p text:style-name="P11"/>
      <text:p text:style-name="P25"/>
      <text:p text:style-name="P11">def number_vertices(edge_list):</text:p>
      <text:p text:style-name="P11"><text:tab/>"""</text:p>
      <text:p text:style-name="P11"><text:tab/>input: lista de muchii</text:p>
      <text:p text:style-name="P11"><text:tab/>output: numar de varfuri</text:p>
      <text:p text:style-name="P11"><text:tab/>"""</text:p>
      <text:p text:style-name="P11"><text:tab/>_max = 0</text:p>
      <text:p text:style-name="P11"><text:tab/>for edge in edge_list:</text:p>
      <text:p text:style-name="P11"><text:tab/><text:tab/>if edge[1] &gt; _max:</text:p>
      <text:p text:style-name="P11"><text:tab/><text:tab/><text:tab/>_max = edge[1]</text:p>
      <text:p text:style-name="P11"><text:tab/><text:tab/>if edge[0] &gt; _max:</text:p>
      <text:p text:style-name="P11"><text:tab/><text:tab/><text:tab/>_max = edge[0]</text:p>
      <text:p text:style-name="P11"><text:tab/>return _max + 1</text:p>
      <text:p text:style-name="P11"/>
      <text:p text:style-name="P11">def kruskal_min(edge_list_param):</text:p>
      <text:p text:style-name="P11"><text:tab/>"""</text:p>
      <text:p text:style-name="P11"><text:tab/>input: lista de muchii</text:p>
      <text:p text:style-name="P11"><text:tab/>output: arborele partial de valoare minima</text:p>
      <text:p text:style-name="P11"><text:tab/>"""</text:p>
      <text:p text:style-name="P11"><text:tab/>tree_edge_list = []</text:p>
      <text:p text:style-name="P11"><text:tab/>num_vert = number_vertices(edge_list_param)</text:p>
      <text:p text:style-name="P11"/>
      <text:p text:style-name="P11"><text:tab/>edge_list = copy_edge_list(edge_list_param)</text:p>
      <text:p text:style-name="P11"><text:tab/>remove_loops(edge_list)</text:p>
      <text:p text:style-name="P11"><text:tab/>remove_parallel_edges(edge_list)</text:p>
      <text:p text:style-name="P11"/>
      <text:p text:style-name="P11"><text:tab/>parent = []</text:p>
      <text:p text:style-name="P11"><text:tab/>rank = []</text:p>
      <text:p text:style-name="P11"><text:soft-page-break/></text:p>
      <text:p text:style-name="P11"><text:tab/>for vertex in range(num_vert):</text:p>
      <text:p text:style-name="P11"><text:tab/><text:tab/>parent.append(vertex)</text:p>
      <text:p text:style-name="P11"><text:tab/><text:tab/>rank.append(0)</text:p>
      <text:p text:style-name="P11"/>
      <text:p text:style-name="P11"><text:tab/>for edge in reversed(edge_list):</text:p>
      <text:p text:style-name="P11"><text:tab/><text:tab/>if (find(edge[0], parent) != find(edge[1], parent)):</text:p>
      <text:p text:style-name="P11"><text:tab/><text:tab/><text:tab/>union(edge[0], edge[1], parent, rank)</text:p>
      <text:p text:style-name="P11"><text:tab/><text:tab/><text:tab/>tree_edge_list.append(edge)</text:p>
      <text:p text:style-name="P11"/>
      <text:p text:style-name="P11"><text:tab/>return tree_edge_list</text:p>
      <text:p text:style-name="P11"/>
      <text:p text:style-name="P11"/>
      <text:p text:style-name="P11">def testing():</text:p>
      <text:p text:style-name="P11"><text:tab/>edge_list = [</text:p>
      <text:p text:style-name="P11"><text:tab/>[0,2,12],</text:p>
      <text:p text:style-name="P11"><text:tab/>[0,0,8],</text:p>
      <text:p text:style-name="P11"><text:tab/>[1,3,5],</text:p>
      <text:p text:style-name="P11"><text:tab/>[3,3,4],</text:p>
      <text:p text:style-name="P11"><text:tab/>[2,3,3],</text:p>
      <text:p text:style-name="P11"><text:tab/>[0,2,2],</text:p>
      <text:p text:style-name="P11"><text:tab/>[0,1,2],</text:p>
      <text:p text:style-name="P11"><text:tab/>[1,2,1]]</text:p>
      <text:p text:style-name="P11"/>
      <text:p text:style-name="P11"><text:tab/>assert kruskal_min(edge_list) == [</text:p>
      <text:p text:style-name="P11"><text:tab/>[1,2,1],</text:p>
      <text:p text:style-name="P11"><text:tab/>[0,1,2],</text:p>
      <text:p text:style-name="P11"><text:tab/>[2,3,3]]</text:p>
      <text:p text:style-name="P11"><text:soft-page-break/></text:p>
      <text:p text:style-name="P11"><text:tab/>edge_list = [</text:p>
      <text:p text:style-name="P11"><text:tab/>[6,5,9],</text:p>
      <text:p text:style-name="P11"><text:tab/>[4,5,8],</text:p>
      <text:p text:style-name="P11"><text:tab/>[5,3,7],</text:p>
      <text:p text:style-name="P11"><text:tab/>[2,3,5],</text:p>
      <text:p text:style-name="P11"><text:tab/>[1,2,4],</text:p>
      <text:p text:style-name="P11"><text:tab/>[0,3,3],</text:p>
      <text:p text:style-name="P11"><text:tab/>[0,2,3],</text:p>
      <text:p text:style-name="P11"><text:tab/>[1,4,3],</text:p>
      <text:p text:style-name="P11"><text:tab/>[0,1,2],</text:p>
      <text:p text:style-name="P11"><text:tab/>[2,4,1]</text:p>
      <text:p text:style-name="P11"><text:tab/>]</text:p>
      <text:p text:style-name="P11"><text:tab/></text:p>
      <text:p text:style-name="P11"><text:tab/>assert kruskal_min(edge_list) == [</text:p>
      <text:p text:style-name="P11"><text:tab/>[2,4,1],</text:p>
      <text:p text:style-name="P11"><text:tab/>[0,1,2],</text:p>
      <text:p text:style-name="P11"><text:tab/>[1,4,3],</text:p>
      <text:p text:style-name="P11"><text:tab/>[0,3,3],</text:p>
      <text:p text:style-name="P11"><text:tab/>[5,3,7],</text:p>
      <text:p text:style-name="P11"><text:tab/>[6,5,9]</text:p>
      <text:p text:style-name="P11"><text:tab/>]</text:p>
      <text:p text:style-name="P11"/>
      <text:p text:style-name="P11"><text:tab/>edge_list = [</text:p>
      <text:p text:style-name="P11"><text:tab/>[3,4,7],</text:p>
      <text:p text:style-name="P11"><text:tab/>[2,4,6],</text:p>
      <text:p text:style-name="P11"><text:tab/>[1,2,5],</text:p>
      <text:p text:style-name="P11"><text:tab/>[1,4,4],</text:p>
      <text:p text:style-name="P11"><text:soft-page-break/><text:tab/>[0,1,3],</text:p>
      <text:p text:style-name="P11"><text:tab/>[2,3,2],</text:p>
      <text:p text:style-name="P11"><text:tab/>[0,4,1]</text:p>
      <text:p text:style-name="P11"><text:tab/>]</text:p>
      <text:p text:style-name="P11"/>
      <text:p text:style-name="P11"><text:tab/>assert kruskal_min(edge_list) == [</text:p>
      <text:p text:style-name="P11"><text:tab/>[0,4,1],</text:p>
      <text:p text:style-name="P11"><text:tab/>[2,3,2],</text:p>
      <text:p text:style-name="P11"><text:tab/>[0,1,3],</text:p>
      <text:p text:style-name="P11"><text:tab/>[1,2,5]</text:p>
      <text:p text:style-name="P11"><text:tab/>]</text:p>
      <text:p text:style-name="P11"/>
      <text:p text:style-name="P11"><text:tab/>edge_list = [</text:p>
      <text:p text:style-name="P11"><text:tab/>[1,2,6],</text:p>
      <text:p text:style-name="P11"><text:tab/>[1,5,5],</text:p>
      <text:p text:style-name="P11"><text:tab/>[0,1,4],</text:p>
      <text:p text:style-name="P11"><text:tab/>[4,5,4],</text:p>
      <text:p text:style-name="P11"><text:tab/>[2,3,3],</text:p>
      <text:p text:style-name="P11"><text:tab/>[0,5,2],</text:p>
      <text:p text:style-name="P11"><text:tab/>[3,4,2],</text:p>
      <text:p text:style-name="P11"><text:tab/>[2,5,1]</text:p>
      <text:p text:style-name="P11"><text:tab/>]</text:p>
      <text:p text:style-name="P11"/>
      <text:p text:style-name="P11"><text:tab/>assert kruskal_min(edge_list) == [</text:p>
      <text:p text:style-name="P11"><text:tab/>[2,5,1],</text:p>
      <text:p text:style-name="P11"><text:tab/>[3,4,2],</text:p>
      <text:p text:style-name="P11"><text:tab/>[0,5,2],</text:p>
      <text:p text:style-name="P11"><text:tab/>[2,3,3],</text:p>
      <text:p text:style-name="P11"><text:soft-page-break/><text:tab/>[0,1,4]</text:p>
      <text:p text:style-name="P11"><text:tab/>]</text:p>
      <text:p text:style-name="P11"/>
      <text:p text:style-name="P11">testing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3%" fo:orphans="2" fo:widows="2" fo:hyphenation-ladder-count="no-limit" style:shadow="none" style:text-autospace="ideograph-alpha" style:punctuation-wrap="hanging" style:line-break="strict" style:tab-stop-distance="0.4925in" style:vertical-align="baseline" style:writing-mode="lr-tb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5-22T18:50:19.183136214</dc:date>
    <meta:editing-duration>PT1H44M43S</meta:editing-duration>
    <meta:editing-cycles>91</meta:editing-cycles>
    <meta:document-statistic meta:table-count="0" meta:image-count="0" meta:object-count="0" meta:page-count="14" meta:paragraph-count="263" meta:word-count="848" meta:character-count="6330" meta:non-whitespace-character-count="5433"/>
  </office:meta>
</office:document-meta>
</file>